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1f40b3" fo:hyphenate="false" loext:hyphenation-no-caps="false"/>
    </style:style>
    <style:style style:name="P21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2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3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6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40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2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3" style:family="paragraph" style:parent-style-name="Texto_20_independiente" style:master-page-name="">
      <loext:graphic-properties draw:fill="none" draw:fill-hatch-name="hatch"/>
      <style:paragraph-properties fo:margin-left="1.9cm" fo:margin-right="1.7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4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5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be477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54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fo:font-weight="bold" officeooo:rsid="00577e8e" style:font-size-asian="9pt" style:font-weight-asian="bold" style:text-scale="105%"/>
    </style:style>
    <style:style style:name="T7" style:family="text">
      <style:text-properties fo:color="#221e1f" loext:opacity="100%" fo:font-size="9pt" fo:language="es" fo:country="ES" fo:font-weight="bold" officeooo:rsid="00607608" style:font-size-asian="9pt" style:font-weight-asian="bold" style:text-scale="105%"/>
    </style:style>
    <style:style style:name="T8" style:family="text">
      <style:text-properties fo:color="#221e1f" loext:opacity="100%" fo:font-size="9pt" fo:letter-spacing="-0.002cm" fo:language="es" fo:country="ES" style:font-size-asian="9pt" style:text-scale="105%"/>
    </style:style>
    <style:style style:name="T9" style:family="text">
      <style:text-properties fo:color="#221e1f" loext:opacity="100%" fo:font-size="7.5pt" fo:language="es" fo:country="ES" fo:font-style="normal" style:font-size-asian="7.5pt" style:font-style-asian="normal" style:font-style-complex="normal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fo:font-size="7.5pt" fo:letter-spacing="-0.005cm" fo:language="es" fo:country="ES" fo:font-style="normal" style:font-size-asian="7.5pt" style:font-style-asian="normal" style:font-style-complex="normal" style:text-scale="105%"/>
    </style:style>
    <style:style style:name="T12" style:family="text">
      <style:text-properties fo:color="#221e1f" loext:opacity="100%" fo:font-size="7.5pt" fo:letter-spacing="-0.002cm" fo:language="es" fo:country="ES" fo:font-style="normal" style:font-size-asian="7.5pt" style:font-style-asian="normal" style:font-style-complex="normal" style:text-scale="105%"/>
    </style:style>
    <style:style style:name="T13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4" style:family="text">
      <style:text-properties fo:color="#221e1f" loext:opacity="100%" style:font-name="Arial2" fo:font-size="9pt" fo:language="es" fo:country="ES" fo:font-weight="bold" officeooo:rsid="00607608" style:font-name-asian="Arial2" style:font-size-asian="9pt" style:font-weight-asian="bold" style:font-name-complex="Arial2" style:text-scale="105%"/>
    </style:style>
    <style:style style:name="T15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6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7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8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9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20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1" style:family="text">
      <style:text-properties fo:color="#221e1f" loext:opacity="100%" style:font-name="Arial" fo:font-size="6pt" fo:letter-spacing="-0.004cm" fo:language="ca" fo:country="ES" fo:font-style="italic" officeooo:rsid="00531b7f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2" style:family="text">
      <style:text-properties fo:color="#221e1f" loext:opacity="100%" style:font-name="Arial" fo:font-size="6pt" fo:letter-spacing="-0.004cm" fo:language="ca" fo:country="ES" fo:font-style="italic" officeooo:rsid="002540c9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23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8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9" style:family="text">
      <style:text-properties fo:color="#221e1f" loext:opacity="100%" style:font-name="Arial" fo:font-size="6pt" fo:letter-spacing="-0.004cm" fo:language="ca" fo:country="ES" fo:font-style="normal" officeooo:rsid="002fb10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0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1" style:family="text">
      <style:text-properties fo:color="#221e1f" loext:opacity="100%" style:font-name="Arial" fo:font-size="6pt" fo:letter-spacing="-0.004cm" fo:language="ca" fo:country="ES" fo:font-style="normal" officeooo:rsid="004562e2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2" style:family="text">
      <style:text-properties fo:color="#221e1f" loext:opacity="100%" style:font-name="Arial" fo:font-size="6pt" fo:letter-spacing="-0.004cm" fo:language="ca" fo:country="ES" fo:font-style="normal" officeooo:rsid="005019e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3" style:family="text">
      <style:text-properties fo:color="#221e1f" loext:opacity="100%" style:font-name="Arial" fo:font-size="6pt" fo:letter-spacing="-0.007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4" style:family="text">
      <style:text-properties fo:color="#221e1f" loext:opacity="100%" style:font-name="Arial" fo:font-size="6pt" fo:letter-spacing="-0.002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35" style:family="text">
      <style:text-properties fo:color="#221e1f" loext:opacity="100%" style:font-name="Arial" fo:font-size="6pt" fo:letter-spacing="-0.002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36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37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38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9" style:family="text">
      <style:text-properties fo:color="#221e1f" loext:opacity="100%" style:font-name="Arial1" fo:font-size="7.5pt" fo:letter-spacing="-0.011cm" fo:language="es" fo:country="ES" fo:font-style="normal" officeooo:rsid="0024efdd" style:font-name-asian="Arial2" style:font-size-asian="7.5pt" style:font-style-asian="normal" style:font-name-complex="Arial2" style:font-size-complex="7.5pt" style:font-style-complex="normal"/>
    </style:style>
    <style:style style:name="T40" style:family="text">
      <style:text-properties fo:color="#221e1f" loext:opacity="100%" style:font-name="Arial1" fo:font-size="7.5pt" fo:letter-spacing="-0.011cm" fo:language="es" fo:country="ES" fo:font-style="normal" officeooo:rsid="002540c9" style:font-name-asian="Arial2" style:font-size-asian="7.5pt" style:font-style-asian="normal" style:font-name-complex="Arial2" style:font-size-complex="7.5pt" style:font-style-complex="normal"/>
    </style:style>
    <style:style style:name="T41" style:family="text">
      <style:text-properties fo:color="#221e1f" loext:opacity="100%" fo:font-size="7pt" fo:language="es" fo:country="ES" style:font-size-asian="6.09999990463257pt" style:font-size-complex="7pt"/>
    </style:style>
    <style:style style:name="T42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43" style:family="text">
      <style:text-properties fo:font-size="7.5pt" fo:letter-spacing="-0.004cm" fo:font-style="italic" style:font-size-asian="7.5pt" style:font-style-asian="italic"/>
    </style:style>
    <style:style style:name="T44" style:family="text">
      <style:text-properties fo:font-size="7.5pt" fo:letter-spacing="-0.004cm" fo:font-style="italic" officeooo:rsid="004327e9" style:font-size-asian="7.5pt" style:font-style-asian="italic"/>
    </style:style>
    <style:style style:name="T45" style:family="text">
      <style:text-properties fo:font-size="7.5pt" fo:letter-spacing="-0.004cm" fo:font-style="italic" officeooo:rsid="004036b1" style:font-size-asian="7.5pt" style:font-style-asian="italic"/>
    </style:style>
    <style:style style:name="T46" style:family="text">
      <style:text-properties fo:font-size="7.5pt" fo:letter-spacing="-0.004cm" fo:font-style="italic" officeooo:rsid="001e4335" style:font-size-asian="7.5pt" style:font-style-asian="italic"/>
    </style:style>
    <style:style style:name="T47" style:family="text">
      <style:text-properties fo:font-size="7.5pt" fo:letter-spacing="-0.004cm" fo:font-style="italic" officeooo:rsid="00444da6" style:font-size-asian="7.5pt" style:font-style-asian="italic"/>
    </style:style>
    <style:style style:name="T48" style:family="text">
      <style:text-properties fo:font-size="7.5pt" fo:letter-spacing="-0.004cm" style:font-size-asian="7.5pt"/>
    </style:style>
    <style:style style:name="T49" style:family="text">
      <style:text-properties fo:font-size="7.5pt" fo:letter-spacing="-0.004cm" officeooo:rsid="002df1fe" style:font-size-asian="7.5pt"/>
    </style:style>
    <style:style style:name="T50" style:family="text">
      <style:text-properties fo:font-size="7.5pt" fo:letter-spacing="-0.004cm" fo:font-style="normal" style:font-size-asian="7.5pt" style:font-style-asian="normal" style:font-style-complex="normal"/>
    </style:style>
    <style:style style:name="T51" style:family="text">
      <style:text-properties fo:font-size="7.5pt" fo:letter-spacing="-0.005cm" style:font-size-asian="7.5pt"/>
    </style:style>
    <style:style style:name="T52" style:family="text">
      <style:text-properties fo:font-size="7.5pt" fo:letter-spacing="-0.005cm" fo:font-style="normal" style:font-size-asian="7.5pt" style:font-style-asian="normal" style:font-style-complex="normal"/>
    </style:style>
    <style:style style:name="T53" style:family="text">
      <style:text-properties fo:font-size="7.5pt" style:font-size-asian="7.5pt"/>
    </style:style>
    <style:style style:name="T54" style:family="text">
      <style:text-properties fo:font-size="7.5pt" fo:letter-spacing="-0.007cm" style:font-size-asian="7.5pt"/>
    </style:style>
    <style:style style:name="T55" style:family="text">
      <style:text-properties fo:font-size="7.5pt" fo:letter-spacing="-0.009cm" style:font-size-asian="7.5pt"/>
    </style:style>
    <style:style style:name="T56" style:family="text">
      <style:text-properties fo:font-size="7.5pt" fo:font-style="normal" style:font-size-asian="7.5pt" style:font-style-asian="normal" style:font-style-complex="normal"/>
    </style:style>
    <style:style style:name="T57" style:family="text">
      <style:text-properties fo:font-size="7.5pt" fo:font-style="normal" officeooo:rsid="001c27d9" style:font-size-asian="7.5pt" style:font-style-asian="normal" style:font-style-complex="normal"/>
    </style:style>
    <style:style style:name="T58" style:family="text">
      <style:text-properties fo:font-size="7.5pt" fo:language="es" fo:country="ES" fo:font-style="normal" style:font-size-asian="7.5pt" style:font-style-asian="normal" style:font-style-complex="normal"/>
    </style:style>
    <style:style style:name="T59" style:family="text">
      <style:text-properties style:text-position="sub 58%"/>
    </style:style>
    <style:style style:name="T60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61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62" style:family="text">
      <style:text-properties style:text-position="sub 58%" officeooo:rsid="001f40b3"/>
    </style:style>
    <style:style style:name="T63" style:family="text">
      <style:text-properties style:text-position="sub 58%" officeooo:rsid="002df1fe"/>
    </style:style>
    <style:style style:name="T64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65" style:family="text">
      <style:text-properties fo:font-size="6pt" style:font-size-asian="6pt"/>
    </style:style>
    <style:style style:name="T66" style:family="text">
      <style:text-properties fo:font-size="6pt" officeooo:rsid="00531b7f" style:font-size-asian="6pt"/>
    </style:style>
    <style:style style:name="T67" style:family="text">
      <style:text-properties fo:font-size="6pt" fo:letter-spacing="-0.012cm" style:font-size-asian="6pt"/>
    </style:style>
    <style:style style:name="T68" style:family="text">
      <style:text-properties fo:font-size="6pt" fo:letter-spacing="-0.012cm" officeooo:rsid="001a92c4" style:font-size-asian="6pt"/>
    </style:style>
    <style:style style:name="T69" style:family="text">
      <style:text-properties fo:font-size="6pt" fo:letter-spacing="-0.007cm" fo:font-style="italic" style:font-size-asian="6pt" style:font-style-asian="italic"/>
    </style:style>
    <style:style style:name="T70" style:family="text">
      <style:text-properties fo:font-size="6pt" fo:letter-spacing="-0.009cm" style:font-size-asian="6pt"/>
    </style:style>
    <style:style style:name="T71" style:family="text">
      <style:text-properties fo:font-size="6pt" fo:letter-spacing="-0.009cm" fo:font-style="italic" style:font-size-asian="6pt" style:font-style-asian="italic"/>
    </style:style>
    <style:style style:name="T72" style:family="text">
      <style:text-properties fo:font-size="6pt" fo:font-style="italic" style:font-size-asian="6pt" style:font-style-asian="italic"/>
    </style:style>
    <style:style style:name="T73" style:family="text">
      <style:text-properties fo:font-size="6pt" fo:letter-spacing="-0.004cm" fo:font-style="italic" style:font-size-asian="6pt" style:font-style-asian="italic"/>
    </style:style>
    <style:style style:name="T74" style:family="text">
      <style:text-properties fo:font-size="6pt" fo:letter-spacing="-0.011cm" fo:font-style="italic" style:font-size-asian="6pt" style:font-style-asian="italic"/>
    </style:style>
    <style:style style:name="T75" style:family="text">
      <style:text-properties fo:letter-spacing="-0.005cm"/>
    </style:style>
    <style:style style:name="T76" style:family="text">
      <style:text-properties fo:letter-spacing="-0.004cm"/>
    </style:style>
    <style:style style:name="T77" style:family="text">
      <style:text-properties fo:letter-spacing="-0.007cm"/>
    </style:style>
    <style:style style:name="T78" style:family="text">
      <style:text-properties fo:letter-spacing="-0.002cm"/>
    </style:style>
    <style:style style:name="T79" style:family="text">
      <style:text-properties officeooo:rsid="001a92c4"/>
    </style:style>
    <style:style style:name="T80" style:family="text">
      <style:text-properties fo:letter-spacing="0.055cm"/>
    </style:style>
    <style:style style:name="T81" style:family="text">
      <style:text-properties officeooo:rsid="002df1fe"/>
    </style:style>
    <style:style style:name="T82" style:family="text">
      <style:text-properties officeooo:rsid="002df1fe" style:font-name-asian="Arial2" style:font-name-complex="Arial2"/>
    </style:style>
    <style:style style:name="T83" style:family="text">
      <style:text-properties officeooo:rsid="002fb10f" style:font-name-asian="Arial2" style:font-name-complex="Arial2"/>
    </style:style>
    <style:style style:name="T84" style:family="text">
      <style:text-properties officeooo:rsid="004c4f2e"/>
    </style:style>
    <style:style style:name="T85" style:family="text">
      <style:text-properties officeooo:rsid="004be477"/>
    </style:style>
    <style:style style:name="T86" style:family="text">
      <style:text-properties officeooo:rsid="004eac2a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171 - Estructura del Mercado Turístico"/>
            <form:item form:label="0172 - Protocolo y Relaciones Públicas"/>
            <form:item form:label="0173 - Marketing Turístico"/>
            <form:item form:label="0179 - Inglés profesional GS"/>
            <form:item form:label="0383 - Destinos Turísticos"/>
            <form:item form:label="0384 - Recursos Turísticos"/>
            <form:item form:label="1709 - Itinerario Personal para la Empleabilidad I"/>
            <form:item form:label="0397 - Gestión de Productos Turísticos "/>
            <form:item form:label="0398 - Venta de Servicios Turísticos"/>
            <form:item form:label="0399 - Dirección de Entidades de Intermediación Turística"/>
            <form:item form:label="0180 - Segunda Lengua Extranjera"/>
            <form:item form:label="0402 - Empresa e Iniciativa Emprendedora"/>
            <form:item form:label="CV0004 - Inglés Técnico II"/>
            <form:item form:label="CV0003 - Inglés Técnico I (a extinguir)"/>
            <form:item form:label="0401 - Formación y Orientación Laboral (a extingu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icitud de convalidación de módulos <text:span text:style-name="T84">por estudios</text:span> <text:span text:style-name="T84">en</text:span> <text:span text:style-name="T85">F</text:span>ormación <text:span text:style-name="T85">P</text:span>rofesional</text:p>
      <text:p text:style-name="P3"><text:span text:style-name="Fuente_20_de_20_párrafo_20_predeter."><text:span text:style-name="T42"/></text:span></text:p>
      <text:p text:style-name="P4"><text:span text:style-name="Fuente_20_de_20_párrafo_20_predeter."><text:span text:style-name="T2">DATOS PERSONALES</text:span></text:span></text:p>
      <text:p text:style-name="P11"><text:span text:style-name="Fuente_20_de_20_párrafo_20_predeter."><text:span text:style-name="T1">NIF/NIE/Pasaporte </text:span></text:span><text:span text:style-name="Fuente_20_de_20_párrafo_20_predeter."><text:span text:style-name="T16">(1)</text:span></text:span><text:span text:style-name="Fuente_20_de_20_párrafo_20_predeter."><text:span text:style-name="T36">:</text:span></text:span><text:span text:style-name="Fuente_20_de_20_párrafo_20_predeter."><text:span text:style-name="T15"> </text:span></text:span><text:span text:style-name="Fuente_20_de_20_párrafo_20_predeter."><text:span text:style-name="T1"><draw:control text:anchor-type="as-char" draw:z-index="0" draw:name="Control 4" draw:style-name="gr1" draw:text-style-name="P50" svg:width="2.334cm" svg:height="0.502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5">(2)</text:span></text:span><text:span text:style-name="Fuente_20_de_20_párrafo_20_predeter."><text:span text:style-name="T36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1" draw:text-style-name="P50" svg:width="2.193cm" svg:height="0.502cm" draw:control="control34"/></text:span></text:span><text:span text:style-name="Fuente_20_de_20_párrafo_20_predeter."><text:span text:style-name="T1"><text:s/>Nombre: <text:s/></text:span></text:span><text:span text:style-name="Fuente_20_de_20_párrafo_20_predeter."><text:span text:style-name="T1"><draw:control text:anchor-type="as-char" draw:z-index="1" draw:name="Control 2" draw:style-name="gr1" draw:text-style-name="P50" svg:width="4.005cm" svg:height="0.5cm" draw:control="control2"/></text:span></text:span></text:p>
      <text:p text:style-name="P8"><text:span text:style-name="Fuente_20_de_20_párrafo_20_predeter."><text:span text:style-name="T1">Apellidos: <text:s text:c="2"/></text:span></text:span><text:span text:style-name="Fuente_20_de_20_párrafo_20_predeter."><text:span text:style-name="T1"><draw:control text:anchor-type="as-char" svg:y="-0.439cm" draw:z-index="2" draw:name="Control 5" draw:style-name="gr2" draw:text-style-name="P54" svg:width="12.761cm" svg:height="0.502cm" draw:control="control49"/></text:span></text:span></text:p>
      <text:p text:style-name="P8"><text:span text:style-name="Fuente_20_de_20_párrafo_20_predeter."><text:span text:style-name="T1">Domicilio: <text:s text:c="2"/></text:span></text:span><text:span text:style-name="Fuente_20_de_20_párrafo_20_predeter."><text:span text:style-name="T1"><draw:control text:anchor-type="as-char" svg:y="-0.395cm" draw:z-index="3" draw:name="Control 1" draw:style-name="gr2" draw:text-style-name="P50" svg:width="12.755cm" svg:height="0.502cm" draw:control="control3"/></text:span></text:span></text:p>
      <text:p text:style-name="P9"><text:span text:style-name="Fuente_20_de_20_párrafo_20_predeter."><text:span text:style-name="T1">Código postal: <text:s/></text:span></text:span><text:span text:style-name="Fuente_20_de_20_párrafo_20_predeter."><text:span text:style-name="T1"><draw:control text:anchor-type="as-char" svg:y="-0.457cm" draw:z-index="4" draw:name="Control 9" draw:style-name="gr2" draw:text-style-name="P50" svg:width="1.209cm" svg:height="0.5cm" draw:control="control5"/></text:span></text:span><text:span text:style-name="Fuente_20_de_20_párrafo_20_predeter."><text:span text:style-name="T1"><text:tab/>Localidad: <text:s/></text:span></text:span><text:span text:style-name="Fuente_20_de_20_párrafo_20_predeter."><text:span text:style-name="T1"><draw:control text:anchor-type="as-char" svg:y="-0.439cm" draw:z-index="5" draw:name="Control 8" draw:style-name="gr2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2" draw:text-style-name="P53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1" draw:text-style-name="P50" svg:width="4.001cm" svg:height="0.5cm" draw:control="control6"/></text:span></text:span><text:span text:style-name="Fuente_20_de_20_párrafo_20_predeter."><text:span text:style-name="T1"><text:s/>Correo electrónico: </text:span></text:span><text:span text:style-name="Fuente_20_de_20_párrafo_20_predeter."><text:span text:style-name="T1"><draw:control text:anchor-type="as-char" draw:z-index="8" draw:name="Control 3" draw:style-name="gr1" draw:text-style-name="P50" svg:width="6.04cm" svg:height="0.5cm" draw:control="control7"/></text:span></text:span></text:p>
      <text:p text:style-name="P47"><text:span text:style-name="Fuente_20_de_20_párrafo_20_predeter."><text:span text:style-name="T8"/></text:span></text:p>
      <text:p text:style-name="P43"><text:span text:style-name="Fuente_20_de_20_párrafo_20_predeter."><text:span text:style-name="T8">DATOS DEL INSTITUTO DE EDUCACIÓN </text:span></text:span><text:span text:style-name="Fuente_20_de_20_párrafo_20_predeter."><text:span text:style-name="T2">SECUNDARIA O CENTRO DE FORMACIÓN COMPETENTE</text:span></text:span></text:p>
      <text:p text:style-name="P13"><text:span text:style-name="Fuente_20_de_20_párrafo_20_predeter."><text:span text:style-name="T1">Denominación: <text:s text:c="2"/>CENTRO ESPECÍFICO DE EDUCACIÓN A DISTANCIA</text:span></text:span></text:p>
      <text:p text:style-name="P14"><text:span text:style-name="Fuente_20_de_20_párrafo_20_predeter."><text:span text:style-name="T1">Dirección: <text:s text:c="2"/>C/ Casa de la Misericòrdia, 34</text:span></text:span></text:p>
      <text:p text:style-name="P15"><text:span text:style-name="Fuente_20_de_20_párrafo_20_predeter."><text:span text:style-name="T1">Código postal: <text:s/>46014 <text:s text:c="12"/>Localidad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jo: 961206990 </text:span></text:span></text:p>
      <text:p text:style-name="P12"><text:span text:style-name="Fuente_20_de_20_párrafo_20_predeter."><text:span text:style-name="T1">Correo electrónico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8">CICLO FORMATIVO EN EL QUE SE ENCUENTRA </text:span></text:span><text:span text:style-name="Fuente_20_de_20_párrafo_20_predeter."><text:span text:style-name="T2">MATRICULADO</text:span></text:span></text:p>
      <text:p text:style-name="P1"><text:span text:style-name="Fuente_20_de_20_párrafo_20_predeter."><text:span text:style-name="T6"><text:s/>AGENCIAS DE VIAJES Y GESTIÓN DE EVENTO</text:span></text:span><text:span text:style-name="Fuente_20_de_20_párrafo_20_predeter."><text:span text:style-name="T14">S</text:span></text:span></text:p>
      <text:p text:style-name="P48"/>
      <text:p text:style-name="P6"><text:span text:style-name="Fuente_20_de_20_párrafo_20_predeter."><text:span text:style-name="T2">ESTUDIOS QUE APORTA</text:span></text:span></text:p>
      <text:p text:style-name="P7"/>
      <text:p text:style-name="P30"><text:span text:style-name="T53"><draw:control text:anchor-type="as-char" draw:z-index="9" draw:name="Control 39" draw:style-name="gr3" draw:text-style-name="P51" svg:width="0.249cm" svg:height="0.251cm" draw:control="control8"/></text:span><text:span text:style-name="T53"><text:s text:c="3"/></text:span><text:span text:style-name="T56">Tener</text:span><text:span text:style-name="T50"> </text:span><text:span text:style-name="T56">superados</text:span><text:span text:style-name="T50"> </text:span><text:span text:style-name="T56">módulos</text:span><text:span text:style-name="T50"> </text:span><text:span text:style-name="T56">profesionales</text:span><text:span text:style-name="T52"> </text:span><text:span text:style-name="T56">de</text:span><text:span text:style-name="T52"> </text:span><text:span text:style-name="T56">títulos</text:span><text:span text:style-name="T50"> </text:span><text:span text:style-name="T56">de</text:span><text:span text:style-name="T52"> </text:span><text:span text:style-name="T56">Formación</text:span><text:span text:style-name="T50"> </text:span><text:span text:style-name="T56">Profesional</text:span><text:span text:style-name="T50"> </text:span><text:span text:style-name="T56">del</text:span><text:span text:style-name="T52"> </text:span><text:span text:style-name="T56">catálogo</text:span><text:span text:style-name="T50"> </text:span><text:span text:style-name="T56">de</text:span><text:span text:style-name="T52"> </text:span><text:span text:style-name="T56">la</text:span><text:span text:style-name="T52"> </text:span><text:span text:style-name="T56">LOGSE/</text:span><text:span text:style-name="T57">LOE</text:span><text:span text:style-name="T50"> </text:span><text:span text:style-name="T56">o</text:span><text:span text:style-name="T52"> </text:span><text:span text:style-name="T56">bien</text:span><text:span text:style-name="T52"> </text:span><text:span text:style-name="T56">estar</text:span><text:span text:style-name="T52"> </text:span><text:span text:style-name="T56">en</text:span><text:span text:style-name="T52"> </text:span><text:span text:style-name="T56">posesión</text:span><text:span text:style-name="T52"> </text:span><text:span text:style-name="T56">de</text:span><text:span text:style-name="T52"> </text:span><text:span text:style-name="T56">un</text:span><text:span text:style-name="T52"> </text:span><text:span text:style-name="T56">título LOGSE/</text:span><text:span text:style-name="T57">LOE</text:span><text:span text:style-name="T56">, cuya convalidación está definida en las normas que regulan los títulos de Formación Profesional del catálogo de la L</text:span><text:span text:style-name="T57">FP</text:span><text:span text:style-name="T56">.</text:span></text:p>
      <text:p text:style-name="P28"><text:span text:style-name="T53"><draw:control text:anchor-type="as-char" draw:z-index="10" draw:name="Control 41" draw:style-name="gr3" draw:text-style-name="P51" svg:width="0.249cm" svg:height="0.251cm" draw:control="control9"/></text:span><text:span text:style-name="T53"><text:s text:c="3"/>Tener</text:span><text:span text:style-name="T55"> </text:span><text:span text:style-name="T53">superados</text:span><text:span text:style-name="T48"> </text:span><text:span text:style-name="T53">módulos</text:span><text:span text:style-name="T48"> </text:span><text:span text:style-name="T53">profesionales</text:span><text:span text:style-name="T51"> </text:span><text:span text:style-name="T53">de</text:span><text:span text:style-name="T54"> </text:span><text:span text:style-name="T53">diversos</text:span><text:span text:style-name="T51"> </text:span><text:span text:style-name="T53">títulos</text:span><text:span text:style-name="T48"> </text:span><text:span text:style-name="T53">Formación</text:span><text:span text:style-name="T48"> </text:span><text:span text:style-name="T53">Profesional</text:span><text:span text:style-name="T48"> Básica.</text:span></text:p>
      <text:p text:style-name="P29"><text:span text:style-name="T48"><draw:control text:anchor-type="as-char" draw:z-index="51" draw:name="Control 37" draw:style-name="gr3" draw:text-style-name="P51" svg:width="0.249cm" svg:height="0.251cm" draw:control="control52"/></text:span><text:span text:style-name="T48"><text:s text:c="3"/></text:span><text:span text:style-name="T49">T</text:span><text:span text:style-name="T48">ener</text:span><text:span text:style-name="T55"> </text:span><text:span text:style-name="T48">superados </text:span><text:span text:style-name="T49">estudios <text:s/>que acrediten competencias</text:span><text:span text:style-name="T48"> profesionales.</text:span></text:p>
      <text:p text:style-name="P31"><text:span text:style-name="T58"><draw:control text:anchor-type="as-char" draw:z-index="11" draw:name="Control 43" draw:style-name="gr3" draw:text-style-name="P51" svg:width="0.249cm" svg:height="0.251cm" draw:control="control10"/></text:span><text:span text:style-name="T58"><text:s text:c="3"/></text:span><text:span text:style-name="Fuente_20_de_20_párrafo_20_predeter."><text:span text:style-name="T9">Tener</text:span></text:span><text:span text:style-name="Fuente_20_de_20_párrafo_20_predeter."><text:span text:style-name="T10"> </text:span></text:span><text:span text:style-name="Fuente_20_de_20_párrafo_20_predeter."><text:span text:style-name="T9">superados</text:span></text:span><text:span text:style-name="Fuente_20_de_20_párrafo_20_predeter."><text:span text:style-name="T10"> </text:span></text:span><text:span text:style-name="Fuente_20_de_20_párrafo_20_predeter."><text:span text:style-name="T9">otros</text:span></text:span><text:span text:style-name="Fuente_20_de_20_párrafo_20_predeter."><text:span text:style-name="T11"> </text:span></text:span><text:span text:style-name="Fuente_20_de_20_párrafo_20_predeter."><text:span text:style-name="T9">estudios</text:span></text:span><text:span text:style-name="Fuente_20_de_20_párrafo_20_predeter."><text:span text:style-name="T11"> </text:span></text:span><text:span text:style-name="Fuente_20_de_20_párrafo_20_predeter."><text:span text:style-name="T9">reglados</text:span></text:span><text:span text:style-name="Fuente_20_de_20_párrafo_20_predeter."><text:span text:style-name="T10"> </text:span></text:span><text:span text:style-name="Fuente_20_de_20_párrafo_20_predeter."><text:span text:style-name="T9">(indíquese</text:span></text:span><text:span text:style-name="Fuente_20_de_20_párrafo_20_predeter."><text:span text:style-name="T12"> </text:span></text:span><text:span text:style-name="Fuente_20_de_20_párrafo_20_predeter."><text:span text:style-name="T10">cuáles): <text:s/></text:span></text:span><text:span text:style-name="T10"><draw:control text:anchor-type="as-char" draw:z-index="29" draw:name="Control 10" draw:style-name="gr1" draw:text-style-name="P50" svg:width="6.508cm" svg:height="0.5cm" draw:control="control28"/></text:span></text:p>
      <text:p text:style-name="P44"/>
      <text:p text:style-name="P45">MÓDULOS PROFESIONALES QUE SOLICITA </text:p>
      <text:p text:style-name="P46"/>
      <text:p text:style-name="P20"><text:span text:style-name="T43"><text:s text:c="14"/></text:span><text:span text:style-name="T45">Módulo</text:span><text:span text:style-name="T43"> <text:s text:c="26"/></text:span><text:span text:style-name="T46">AA </text:span><text:span text:style-name="T47">o</text:span><text:span text:style-name="T45"> </text:span><text:span text:style-name="T46">CO</text:span><text:span text:style-name="T60">(</text:span><text:span text:style-name="T61">3</text:span><text:span text:style-name="T60">)</text:span><text:span text:style-name="T46"> <text:s text:c="11"/></text:span><text:span text:style-name="T44"><text:s text:c="9"/></text:span><text:span text:style-name="T45">Módulo</text:span><text:span text:style-name="T46"> <text:s text:c="16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7"/></text:span><text:span text:style-name="T45">Módulo</text:span><text:span text:style-name="T46"> <text:s text:c="20"/>AA </text:span><text:span text:style-name="T47">o</text:span><text:span text:style-name="T46"> CO</text:span><text:span text:style-name="T60">(</text:span><text:span text:style-name="T61">3</text:span><text:span text:style-name="T60">)</text:span><text:span text:style-name="T46"> <text:s text:c="12"/></text:span><text:span text:style-name="T44"><text:s text:c="4"/></text:span><text:span text:style-name="T45">Módulo <text:s text:c="15"/></text:span><text:span text:style-name="T46"><text:s text:c="6"/>AA </text:span><text:span text:style-name="T47">o </text:span><text:span text:style-name="T46">CO</text:span><text:span text:style-name="T60">(</text:span><text:span text:style-name="T61">3</text:span><text:span text:style-name="T60">)</text:span></text:p>
      <text:p text:style-name="P17"/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41"/></text:span></text:p>
      <text:p text:style-name="P32">A<text:span text:style-name="T75"> </text:span>tal<text:span text:style-name="T76"> </text:span>efecto<text:span text:style-name="T77"> </text:span>presenta<text:span text:style-name="T77"> </text:span>la<text:span text:style-name="T77"> </text:span>siguiente<text:span text:style-name="T76"> documentación:</text:span></text:p>
      <text:p text:style-name="P34"><text:span text:style-name="T80"><draw:control text:anchor-type="as-char" draw:z-index="31" draw:name="Control 35" draw:style-name="gr3" draw:text-style-name="P51" svg:width="0.249cm" svg:height="0.251cm" draw:control="control30"/></text:span><text:span text:style-name="T80"><text:s/></text:span>Fotocopia<text:span text:style-name="T78"> </text:span>del<text:span text:style-name="T76"> </text:span>documento<text:span text:style-name="T76"> </text:span>de<text:span text:style-name="T76"> </text:span>identificación<text:span text:style-name="T76"> </text:span>(nacional<text:span text:style-name="T78"> </text:span>o<text:span text:style-name="T76"> </text:span>extranjero). <text:span text:style-name="T86">N</text:span>o <text:span text:style-name="T86">es </text:span>necesaria si se firma electrónicamente la solicitud.</text:p>
      <text:p text:style-name="P37"><draw:control text:anchor-type="as-char" draw:z-index="32" draw:name="Control 36" draw:style-name="gr3" draw:text-style-name="P51" svg:width="0.249cm" svg:height="0.251cm" draw:control="control31"/><text:s text:c="2"/><text:span text:style-name="T79">C</text:span>ertificación<text:span text:style-name="T76"> </text:span>académica<text:span text:style-name="T75"> </text:span>oficial<text:span text:style-name="T75"> </text:span>(original<text:span text:style-name="T76"> </text:span>o<text:span text:style-name="T75"> </text:span>fotocopia<text:span text:style-name="T76"> </text:span>compulsada)<text:span text:style-name="T76"> </text:span>en<text:span text:style-name="T75"> </text:span>la<text:span text:style-name="T75"> </text:span>que<text:span text:style-name="T75"> </text:span>consten<text:span text:style-name="T76"> </text:span>los<text:span text:style-name="T75"> </text:span>módulos<text:span text:style-name="T76"> </text:span>profesionales<text:span text:style-name="T75"> </text:span>cursados,<text:span text:style-name="T76"> </text:span>la<text:span text:style-name="T75"> </text:span>convocatoria<text:span text:style-name="T76"> </text:span>en<text:span text:style-name="T75"> </text:span>la<text:span text:style-name="T75"> </text:span>que han sido superados y la calificación obtenida.</text:p>
      <text:p text:style-name="P38"><draw:control text:anchor-type="as-char" draw:z-index="52" draw:name="Control 42" draw:style-name="gr3" draw:text-style-name="P51" svg:width="0.249cm" svg:height="0.251cm" draw:control="control53"/><text:s text:c="2"/><text:span text:style-name="T81">Certificaci</text:span><text:span text:style-name="T82">ón </text:span><text:span text:style-name="T83">curso competencias profesionales.</text:span></text:p>
      <text:p text:style-name="P33"><draw:control text:anchor-type="as-char" draw:z-index="33" draw:name="Control 38" draw:style-name="gr3" draw:text-style-name="P51" svg:width="0.249cm" svg:height="0.251cm" draw:control="control32"/><text:s text:c="2"/>Fotocopia compulsada del título <text:span text:style-name="T59">(</text:span><text:span text:style-name="T62">4</text:span><text:span text:style-name="T59">)</text:span>.</text:p>
      <text:p text:style-name="P35"><draw:control text:anchor-type="as-char" draw:z-index="53" draw:name="Control 53" draw:style-name="gr3" draw:text-style-name="P51" svg:width="0.249cm" svg:height="0.251cm" draw:control="control54"/><text:s text:c="2"/><text:span text:style-name="T81">Otros</text:span><text:span text:style-name="T63">(5)</text:span><text:span text:style-name="T81">: </text:span><text:span text:style-name="T81"><draw:control text:anchor-type="as-char" svg:y="-0.307cm" draw:z-index="54" draw:name="Control 54" draw:style-name="gr2" draw:text-style-name="P50" svg:width="13.064cm" svg:height="0.451cm" draw:control="control55"/></text:span></text:p>
      <text:p text:style-name="P36"/>
      <text:p text:style-name="P22"><text:span text:style-name="Fuente_20_de_20_párrafo_20_predeter."><text:span text:style-name="T37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37"><text:s text:c="2"/></text:span></text:span><text:span text:style-name="Fuente_20_de_20_párrafo_20_predeter."><text:span text:style-name="T38">Autorizo al Centro Específico de Educación a Distancia de </text:span></text:span><text:span text:style-name="Fuente_20_de_20_párrafo_20_predeter."><text:span text:style-name="T39">la Comunidad </text:span></text:span><text:span text:style-name="Fuente_20_de_20_párrafo_20_predeter."><text:span text:style-name="T38">Valenci</text:span></text:span><text:span text:style-name="Fuente_20_de_20_párrafo_20_predeter."><text:span text:style-name="T39">an</text:span></text:span><text:span text:style-name="Fuente_20_de_20_párrafo_20_predeter."><text:span text:style-name="T38">a para la obtención del certificado académico </text:span></text:span><text:span text:style-name="Fuente_20_de_20_párrafo_20_predeter."><text:span text:style-name="T40">de los estudios <text:s text:c="13"/>realizados en ese Centro</text:span></text:span><text:span text:style-name="Fuente_20_de_20_párrafo_20_predeter."><text:span text:style-name="T38">.</text:span></text:span><text:span text:style-name="Fuente_20_de_20_párrafo_20_predeter."><text:span text:style-name="T17">(</text:span></text:span><text:span text:style-name="Fuente_20_de_20_párrafo_20_predeter."><text:span text:style-name="T18">6</text:span></text:span><text:span text:style-name="Fuente_20_de_20_párrafo_20_predeter."><text:span text:style-name="T17">):</text:span></text:span></text:p>
      <text:p text:style-name="P21"><text:span text:style-name="Fuente_20_de_20_párrafo_20_predeter."><text:span text:style-name="T19"/></text:span></text:p>
      <text:p text:style-name="P21"><text:span text:style-name="Fuente_20_de_20_párrafo_20_predeter."><text:span text:style-name="T17"><text:s/></text:span></text:span><text:span text:style-name="Fuente_20_de_20_párrafo_20_predeter."><text:span text:style-name="T38"><text:s/></text:span></text:span><text:span text:style-name="Fuente_20_de_20_párrafo_20_predeter."><text:span text:style-name="T13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9"><text:span text:style-name="T66">(1) </text:span><text:span text:style-name="T65">NIA:</text:span><text:span text:style-name="T67"> </text:span><text:span text:style-name="T68">N</text:span><text:span text:style-name="T72">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l</text:span><text:span text:style-name="T71"> </text:span><text:span text:style-name="T73">alumno/a</text:span></text:p>
      <text:p text:style-name="P39"><text:span text:style-name="T66">(2) </text:span><text:span text:style-name="T65">DNI</text:span><text:span text:style-name="T70"> </text:span><text:span text:style-name="T65">/ NIE:</text:span><text:span text:style-name="T70"> </text:span><text:span text:style-name="T72">Documento</text:span><text:span text:style-name="T69"> </text:span><text:span text:style-name="T72">nacional</text:span><text:span text:style-name="T71"> </text:span><text:span text:style-name="T72">de</text:span><text:span text:style-name="T71"> </text:span><text:span text:style-name="T72">identidad</text:span><text:span text:style-name="T74"> </text:span><text:span text:style-name="T72">–</text:span><text:span text:style-name="T69"> </text:span><text:span text:style-name="T72">Número</text:span><text:span text:style-name="T69"> </text:span><text:span text:style-name="T72">de</text:span><text:span text:style-name="T71"> </text:span><text:span text:style-name="T72">identificación</text:span><text:span text:style-name="T71"> </text:span><text:span text:style-name="T72">de</text:span><text:span text:style-name="T74"> </text:span><text:span text:style-name="T72">extranjeros</text:span><text:span text:style-name="T71"> </text:span><text:span text:style-name="T72">o</text:span><text:span text:style-name="T71"> </text:span><text:span text:style-name="T72">documento</text:span><text:span text:style-name="T71"> </text:span><text:span text:style-name="T72">legalmente</text:span><text:span text:style-name="T71"> </text:span><text:span text:style-name="T73">establecido</text:span></text:p>
      <text:p text:style-name="P40"><text:span text:style-name="T64">(3) </text:span><text:span text:style-name="Fuente_20_de_20_párrafo_20_predeter."><text:span text:style-name="T24">CO:</text:span></text:span><text:span text:style-name="Fuente_20_de_20_párrafo_20_predeter."><text:span text:style-name="T20"> Convalidación / </text:span></text:span><text:span text:style-name="Fuente_20_de_20_párrafo_20_predeter."><text:span text:style-name="T24">AA:</text:span></text:span><text:span text:style-name="Fuente_20_de_20_párrafo_20_predeter."><text:span text:style-name="T20"> Aprobado con an</text:span></text:span><text:span text:style-name="Fuente_20_de_20_párrafo_20_predeter."><text:span text:style-name="T21">t</text:span></text:span><text:span text:style-name="Fuente_20_de_20_párrafo_20_predeter."><text:span text:style-name="T20">eriorida</text:span></text:span><text:span text:style-name="Fuente_20_de_20_párrafo_20_predeter."><text:span text:style-name="T22">d</text:span></text:span><text:span text:style-name="Fuente_20_de_20_párrafo_20_predeter."><text:span text:style-name="T26">.</text:span></text:span></text:p>
      <text:p text:style-name="P41"><text:span text:style-name="Fuente_20_de_20_párrafo_20_predeter."><text:span text:style-name="T27">(</text:span></text:span><text:span text:style-name="Fuente_20_de_20_párrafo_20_predeter."><text:span text:style-name="T24">4) O</text:span></text:span><text:span text:style-name="Fuente_20_de_20_párrafo_20_predeter."><text:span text:style-name="T33"> </text:span></text:span><text:span text:style-name="Fuente_20_de_20_párrafo_20_predeter."><text:span text:style-name="T24">fotocopia</text:span></text:span><text:span text:style-name="Fuente_20_de_20_párrafo_20_predeter."><text:span text:style-name="T35"> </text:span></text:span><text:span text:style-name="Fuente_20_de_20_párrafo_20_predeter."><text:span text:style-name="T24">del antiguo </text:span></text:span><text:span text:style-name="Fuente_20_de_20_párrafo_20_predeter."><text:span text:style-name="T23">Libro</text:span></text:span><text:span text:style-name="Fuente_20_de_20_párrafo_20_predeter."><text:span text:style-name="T34"> </text:span></text:span><text:span text:style-name="Fuente_20_de_20_párrafo_20_predeter."><text:span text:style-name="T23">de Calificaciones</text:span></text:span><text:span text:style-name="Fuente_20_de_20_párrafo_20_predeter."><text:span text:style-name="T34"> </text:span></text:span><text:span text:style-name="Fuente_20_de_20_párrafo_20_predeter."><text:span text:style-name="T23">de Formación</text:span></text:span><text:span text:style-name="Fuente_20_de_20_párrafo_20_predeter."><text:span text:style-name="T34"> </text:span></text:span><text:span text:style-name="Fuente_20_de_20_párrafo_20_predeter."><text:span text:style-name="T23">Profesional</text:span></text:span><text:span text:style-name="Fuente_20_de_20_párrafo_20_predeter."><text:span text:style-name="T24">.</text:span></text:span></text:p>
      <text:p text:style-name="P42"><text:span text:style-name="Fuente_20_de_20_párrafo_20_predeter."><text:span text:style-name="T27">(</text:span></text:span><text:span text:style-name="Fuente_20_de_20_párrafo_20_predeter."><text:span text:style-name="T28">5</text:span></text:span><text:span text:style-name="Fuente_20_de_20_párrafo_20_predeter."><text:span text:style-name="T24">) </text:span></text:span><text:span text:style-name="Fuente_20_de_20_párrafo_20_predeter."><text:span text:style-name="T28">Indique cualquier otra doc</text:span></text:span><text:span text:style-name="Fuente_20_de_20_párrafo_20_predeter."><text:span text:style-name="T29">u</text:span></text:span><text:span text:style-name="Fuente_20_de_20_párrafo_20_predeter."><text:span text:style-name="T28">mentación aportada</text:span></text:span><text:span text:style-name="Fuente_20_de_20_párrafo_20_predeter."><text:span text:style-name="T24">.</text:span></text:span></text:p>
      <text:p text:style-name="P23"><text:span text:style-name="Fuente_20_de_20_párrafo_20_predeter."><text:span text:style-name="T25">(</text:span></text:span><text:span text:style-name="Fuente_20_de_20_párrafo_20_predeter."><text:span text:style-name="T28">6</text:span></text:span><text:span text:style-name="Fuente_20_de_20_párrafo_20_predeter."><text:span text:style-name="T25">) </text:span></text:span><text:span text:style-name="Fuente_20_de_20_párrafo_20_predeter."><text:span text:style-name="T27">Sólo estudios realizados en el CEEDCV. Indicar c</text:span></text:span><text:span text:style-name="Fuente_20_de_20_párrafo_20_predeter."><text:span text:style-name="T24">iclo y año de finalización del mismo </text:span></text:span><text:span text:style-name="Fuente_20_de_20_párrafo_20_predeter."><text:span text:style-name="T25">separados por </text:span></text:span><text:span text:style-name="Fuente_20_de_20_párrafo_20_predeter."><text:span text:style-name="T31">barra. Si hay varios sep</text:span></text:span><text:span text:style-name="Fuente_20_de_20_párrafo_20_predeter."><text:span text:style-name="T32">a</text:span></text:span><text:span text:style-name="Fuente_20_de_20_párrafo_20_predeter."><text:span text:style-name="T31">rarlos con </text:span></text:span><text:span text:style-name="Fuente_20_de_20_párrafo_20_predeter."><text:span text:style-name="T25">coma </text:span></text:span><text:span text:style-name="Fuente_20_de_20_párrafo_20_predeter."><text:span text:style-name="T31">(por ejemplo: DAW/22, GIAT/24)</text:span></text:span><text:span text:style-name="Fuente_20_de_20_párrafo_20_predeter."><text:span text:style-name="T25">.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/text:span></text:span><text:span text:style-name="Fuente_20_de_20_párrafo_20_predeter."><text:span text:style-name="T25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5">, </text:span></text:span><text:span text:style-name="Fuente_20_de_20_párrafo_20_predeter."><text:span text:style-name="T25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5"><text:s/></text:span></text:span><text:span text:style-name="Fuente_20_de_20_párrafo_20_predeter."><text:span text:style-name="T30">de </text:span></text:span><text:span text:style-name="Fuente_20_de_20_párrafo_20_predeter."><text:span text:style-name="T30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30"><text:s/>de </text:span></text:span><text:span text:style-name="Fuente_20_de_20_párrafo_20_predeter."><text:span text:style-name="T30"><draw:control text:anchor-type="as-char" draw:z-index="58" draw:name="Control 58" draw:style-name="gr1" draw:text-style-name="P50" svg:width="1.265cm" svg:height="0.5cm" draw:control="control59"/></text:span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5"><text:span text:style-name="Fuente_20_de_20_párrafo_20_predeter."><text:span text:style-name="T30"/></text:span></text:p>
      <text:p text:style-name="P26"><text:span text:style-name="Fuente_20_de_20_párrafo_20_predeter."><text:span text:style-name="T30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 DAM</dc:title>
    <meta:creation-date>2024-06-27T11:40:59.596000000</meta:creation-date>
    <meta:editing-cycles>53</meta:editing-cycles>
    <meta:editing-duration>P5DT13H49M40S</meta:editing-duration>
    <dc:date>2024-07-22T11:28:00.891487277</dc:date>
    <meta:document-statistic meta:table-count="0" meta:image-count="0" meta:object-count="0" meta:page-count="1" meta:paragraph-count="44" meta:word-count="336" meta:character-count="2757" meta:non-whitespace-character-count="2128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